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ffffff" draw:auto-grow-height="true" draw:auto-grow-width="false" fo:max-height="0cm" fo:min-height="1.201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1.541cm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23cm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ax-height="0cm" fo:min-height="1.201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863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0.861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fill="solid" draw:fill-color="#000000" draw:textarea-vertical-align="middle" draw:auto-grow-height="false" fo:min-height="0cm" fo:min-width="0cm"/>
    </style:style>
    <style:style style:name="gr1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dash" draw:stroke-dash="_32__20_Dots_20_1_20_Dash" svg:stroke-color="#c0c0c0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1.88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6" style:family="graphic" style:parent-style-name="standard">
      <style:graphic-properties draw:stroke="solid" svg:stroke-color="#ff0000" draw:fill="solid" draw:fill-color="#ffffff" draw:auto-grow-height="true" draw:auto-grow-width="false" fo:max-height="0cm" fo:min-height="0.695cm"/>
    </style:style>
    <style:style style:name="gr17" style:family="graphic" style:parent-style-name="standard">
      <style:graphic-properties draw:stroke="solid" svg:stroke-color="#ff0000" draw:fill="solid" draw:fill-color="#ffffff" draw:auto-grow-height="true" draw:auto-grow-width="false" fo:max-height="0cm" fo:min-height="1.035cm"/>
    </style:style>
    <style:style style:name="gr18" style:family="graphic" style:parent-style-name="standard">
      <style:graphic-properties draw:stroke="solid" svg:stroke-color="#ff0000" draw:fill="solid" draw:fill-color="#ffffff" draw:auto-grow-height="true" draw:auto-grow-width="false" fo:max-height="0cm" fo:min-height="0.357cm"/>
    </style:style>
    <style:style style:name="gr19" style:family="graphic" style:parent-style-name="standard">
      <style:graphic-properties draw:stroke="solid" svg:stroke-color="#ff0000" draw:fill="solid" draw:fill-color="#ffffff" draw:auto-grow-height="true" draw:auto-grow-width="false" fo:max-height="0cm" fo:min-height="0.812cm"/>
    </style:style>
    <style:style style:name="gr20" style:family="graphic" style:parent-style-name="standard">
      <style:graphic-properties draw:stroke="solid" svg:stroke-color="#ff0000" draw:fill="solid" draw:fill-color="#ffffff" draw:auto-grow-height="true" draw:auto-grow-width="false" fo:max-height="0cm" fo:min-height="0.69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auto-grow-height="true" fo:min-height="3.508cm"/>
    </style:style>
    <style:style style:name="pr2" style:family="presentation" style:parent-style-name="lyt-cool-subtitle">
      <style:graphic-properties draw:fill-color="#ffffff" draw:auto-grow-height="true" fo:min-height="13.861cm"/>
    </style:style>
    <style:style style:name="pr3" style:family="presentation" style:parent-style-name="lyt-cool-notes">
      <style:graphic-properties draw:fill-color="#ffffff" draw:auto-grow-height="true" fo:min-height="11.411cm"/>
    </style:style>
    <style:style style:name="pr4" style:family="presentation" style:parent-style-name="lyt-cool-subtitle">
      <style:graphic-properties draw:fill-color="#ffffff" fo:min-height="13.609cm"/>
    </style:style>
    <style:style style:name="pr5" style:family="presentation" style:parent-style-name="lyt-cool-title">
      <style:graphic-properties fo:min-height="3.256cm"/>
    </style:style>
    <style:style style:name="pr6" style:family="presentation" style:parent-style-name="lyt-cool-subtitle">
      <style:graphic-properties draw:fill-color="#ffffff" draw:auto-grow-height="false" fo:min-height="13.609cm"/>
    </style:style>
    <style:style style:name="pr7" style:family="presentation" style:parent-style-name="lyt-cool-subtitle">
      <style:graphic-properties draw:fill-color="#ffffff" draw:auto-grow-height="true" fo:min-height="6.299cm"/>
    </style:style>
    <style:style style:name="P1" style:family="paragraph">
      <style:paragraph-properties fo:text-align="star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8pt"/>
    </style:style>
    <style:style style:name="P7" style:family="paragraph">
      <style:paragraph-properties fo:margin-left="0cm" fo:margin-right="0cm" fo:text-indent="0cm"/>
      <style:text-properties fo:color="#ff0000" fo:font-size="8pt"/>
    </style:style>
    <style:style style:name="P8" style:family="paragraph">
      <style:paragraph-properties fo:margin-left="0cm" fo:margin-right="0cm" fo:text-align="center" fo:text-indent="0cm"/>
      <style:text-properties fo:font-size="24pt" fo:font-weight="normal" style:font-weight-asian="normal" style:font-weight-complex="normal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font-size="8pt" style:font-size-asian="8pt" style:font-size-complex="8pt"/>
    </style:style>
    <style:style style:name="T1" style:family="text">
      <style:text-properties fo:font-family="'DejaVu Sans Mono'" style:font-family-generic="swiss" style:font-pitch="fixed" fo:font-size="18pt" style:font-size-asian="18pt" style:font-size-complex="18pt"/>
    </style:style>
    <style:style style:name="T2" style:family="text">
      <style:text-properties fo:font-family="'DejaVu Sans Mono'" style:font-family-generic="swiss" style:font-pitch="fixed" fo:font-size="18pt" fo:language="pt" fo:country="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2pt"/>
    </style:style>
    <style:style style:name="T5" style:family="text">
      <style:text-properties fo:color="#0000ff" fo:font-size="8pt"/>
    </style:style>
    <style:style style:name="T6" style:family="text">
      <style:text-properties fo:color="#0000ff" fo:font-size="8pt" style:font-size-asian="8pt" style:font-size-complex="8pt"/>
    </style:style>
    <style:style style:name="T7" style:family="text">
      <style:text-properties fo:font-size="8pt"/>
    </style:style>
    <style:style style:name="T8" style:family="text">
      <style:text-properties fo:color="#ff0000" fo:font-size="8pt"/>
    </style:style>
    <style:style style:name="T9" style:family="text">
      <style:text-properties fo:font-size="24pt" fo:font-weight="normal" style:font-weight-asian="normal" style:font-weight-complex="normal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ReC Generic Driver</text:p>
          </draw:text-box>
        </draw:frame>
        <draw:frame presentation:style-name="pr2" draw:layer="layout" svg:width="23.912cm" svg:height="13.861cm" svg:x="2.058cm" svg:y="5.838cm" presentation:class="subtitle">
          <draw:text-box>
            <text:p/>
            <text:p/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ReC Generic Driver</text:p>
          </draw:text-box>
        </draw:frame>
        <draw:frame presentation:style-name="pr4" draw:layer="layout" svg:width="25.199cm" svg:height="13.609cm" svg:x="1.4cm" svg:y="5.039cm" presentation:class="subtitle" presentation:user-transformed="true">
          <draw:text-box>
            <text:p text:style-name="P1">1. INTRODUÇÃO</text:p>
            <text:p text:style-name="P1"/>
            <text:p text:style-name="P1">O ReC Generic Driver é a peça de software que vai permitir a comunicação da plataforma ReC com o hardware das experiências disponíveis no eLab.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0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ReC Generic Driver</text:p>
          </draw:text-box>
        </draw:frame>
        <draw:frame presentation:style-name="pr4" draw:layer="layout" svg:width="25.199cm" svg:height="13.795cm" svg:x="1.4cm" svg:y="4.946cm" presentation:class="subtitle" presentation:user-transformed="true">
          <draw:text-box>
            <text:p text:style-name="P1">1. INTRODUÇÃO</text:p>
            <text:p text:style-name="P1"/>
            <text:p text:style-name="P1">Esta apresentação contêm os seguintes 9 blocos:</text:p>
            <text:p text:style-name="P1">1. Introdução</text:p>
            <text:p text:style-name="P1"><text:tab/>Esta introdução e índice;</text:p>
            <text:p text:style-name="P1">2. Motivação</text:p>
            <text:p text:style-name="P1"><text:tab/>A ideia que está por trás de um Generic Driver</text:p>
            <text:p text:style-name="P1">3. Generic Driver</text:p>
            <text:p text:style-name="P1"><text:tab/>As caraterísticas do driver</text:p>
            <text:p text:style-name="P1">4. Estados de Hardware</text:p>
            <text:p text:style-name="P1"><text:tab/>Descrição dos estados do hardware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0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ReC Generic Driver</text:p>
          </draw:text-box>
        </draw:frame>
        <draw:frame presentation:style-name="pr4" draw:layer="layout" svg:width="25.199cm" svg:height="15.049cm" svg:x="1.4cm" svg:y="4.95cm" presentation:class="subtitle" presentation:user-transformed="true">
          <draw:text-box>
            <text:p text:style-name="P1">1. INTRODUÇÃO</text:p>
            <text:p text:style-name="P1"/>
            <text:p text:style-name="P1">5. Comunicação</text:p>
            <text:p text:style-name="P1"><text:tab/>Uso de comandos genéricos na comunicação</text:p>
            <text:p text:style-name="P1">6. Configuração</text:p>
            <text:p text:style-name="P1"><text:tab/>Descrição da configuração do driver</text:p>
            <text:p text:style-name="P1">7. Função de Transferência</text:p>
            <text:p text:style-name="P1"><text:tab/>Uso das funções para os parâmetros / dados</text:p>
            <text:p text:style-name="P1">8. Funcionamento Geral do Driver</text:p>
            <text:p text:style-name="P1"><text:tab/>Seqüência de funcionamento do driver</text:p>
            <text:p text:style-name="P1">9. TODO</text:p>
            <text:p text:style-name="P1"><text:tab/>Lista de pontos a desenvolver no Driver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ReC Generic Driver</text:p>
          </draw:text-box>
        </draw:frame>
        <draw:frame presentation:style-name="pr4" draw:text-style-name="P1" draw:layer="layout" svg:width="25.199cm" svg:height="13.795cm" svg:x="1.4cm" svg:y="5.071cm" presentation:class="subtitle" presentation:user-transformed="true">
          <draw:text-box>
            <text:p text:style-name="P1">2. MOTIVAÇÃO</text:p>
            <text:p text:style-name="P1"/>
            <text:p text:style-name="P1">Anteriormente à conceção de um driver genérico cada experiência tinha o seu próprio driver com algumas configurações escritas diretamente no seu próprio código.</text:p>
            <text:p text:style-name="P1"/>
            <text:p text:style-name="P1">Isso devia-se a que cada peça de hardware comunicasse de uma forma diferente com o driver, usando mensagens diferentes.</text:p>
            <text:p text:style-name="P1"/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ReC Generic Driver</text:p>
          </draw:text-box>
        </draw:frame>
        <draw:frame presentation:style-name="pr4" draw:text-style-name="P1" draw:layer="layout" svg:width="25.199cm" svg:height="14.081cm" svg:x="1.4cm" svg:y="4.922cm" presentation:class="subtitle" presentation:user-transformed="true">
          <draw:text-box>
            <text:p text:style-name="P1">2. MOTIVAÇÃO</text:p>
            <text:p text:style-name="P1"/>
            <text:p text:style-name="P1">Exemplo da comunicação da experiência do G</text:p>
            <text:p text:style-name="P1"><text:span text:style-name="T1"><text:line-break/></text:span><text:span text:style-name="T1">--&gt; ELAB_G_STAMP_V00</text:span></text:p>
            <text:p text:style-name="P1"><text:span text:style-name="T1">--&gt; ELAB_G_STAMP_V00</text:span></text:p>
            <text:p text:style-name="P1"><text:span text:style-name="T1">--&gt; ELAB_G_STAMP_V00</text:span></text:p>
            <text:p text:style-name="P1"><text:span text:style-name="T1">&lt;-- cfg ...</text:span><text:span text:style-name="T2">configurações.</text:span><text:span text:style-name="T1">.</text:span></text:p>
            <text:p text:style-name="P1"><text:span text:style-name="T1">--&gt; CONFIG_START_ACCEPTED</text:span></text:p>
            <text:p text:style-name="P1"><text:span text:style-name="T1">--&gt; START</text:span></text:p>
            <text:p text:style-name="P1"><text:span text:style-name="T1">--&gt; ...valor de altura...</text:span></text:p>
            <text:p text:style-name="P1"><text:span text:style-name="T1">--&gt; ...valor de altura...</text:span></text:p>
            <text:p text:style-name="P1"><text:span text:style-name="T1">--&gt; ...valor de altura...</text:span></text:p>
            <text:p text:style-name="P1"><text:span text:style-name="T1">--&gt; ...valor de altura...</text:span></text:p>
            <text:p text:style-name="P1"><text:span text:style-name="T1">--&gt; ...valor de altura...</text:span></text:p>
            <text:p text:style-name="P1"><text:span text:style-name="T1">--&gt; FINISHED</text:span></text:p>
            <text:p text:style-name="P1"><text:span text:style-name="T1">(fim da experiência)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ReC Generic Driver</text:p>
          </draw:text-box>
        </draw:frame>
        <draw:frame presentation:style-name="pr4" draw:text-style-name="P1" draw:layer="layout" svg:width="25.199cm" svg:height="13.609cm" svg:x="1.4cm" svg:y="4.914cm" presentation:class="subtitle" presentation:user-transformed="true">
          <draw:text-box>
            <text:p text:style-name="P1">2. MOTIVAÇÃO</text:p>
            <text:p text:style-name="P1"/>
            <text:p text:style-name="P1">Exemplo da comunicação da experiência do PV</text:p>
            <text:p text:style-name="P1"><text:span text:style-name="T1"><text:line-break/></text:span><text:span text:style-name="T1">--&gt; ELAB_SCUBA_STAMP_V02</text:span></text:p>
            <text:p text:style-name="P1"><text:span text:style-name="T1">&lt;-- cfg</text:span></text:p>
            <text:p text:style-name="P1"><text:span text:style-name="T1">--&gt; CONFIG_START_ACCEPTED</text:span></text:p>
            <text:p text:style-name="P1"><text:span text:style-name="T1">--&gt; STARTED</text:span></text:p>
            <text:p text:style-name="P1"><text:span text:style-name="T1">--&gt; PRESSOES ... ... ... ...</text:span></text:p>
            <text:p text:style-name="P1"><text:span text:style-name="T1">--&gt; PRESSOES ... ... ... ...</text:span></text:p>
            <text:p text:style-name="P1"><text:span text:style-name="T1">--&gt; PRESSOES ... ... ... ...</text:span></text:p>
            <text:p text:style-name="P1"><text:span text:style-name="T1">--&gt; PRESSOES ... ... ... ...</text:span></text:p>
            <text:p text:style-name="P1"><text:span text:style-name="T1">(fim da experiência)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0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ReC Generic Driver</text:p>
          </draw:text-box>
        </draw:frame>
        <draw:frame presentation:style-name="pr4" draw:text-style-name="P1" draw:layer="layout" svg:width="25.199cm" svg:height="13.609cm" svg:x="1.4cm" svg:y="5.132cm" presentation:class="subtitle" presentation:user-transformed="true">
          <draw:text-box>
            <text:p text:style-name="P1">2. MOTIVAÇÃO</text:p>
            <text:p text:style-name="P1"/>
            <text:p text:style-name="P1">A sintaxe e semântica usada na comunicação em várias experiências é diferente pelo que obriga ao driver ser escrito de uma forma diferente e a aceitar por vezes estados de funcionamento diferentes.</text:p>
            <text:p text:style-name="P1"/>
            <text:p text:style-name="P1">Estas diferenças tornam os drivers mais difíceis de manter e de alterar dado todos serem diferentes.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ReC Generic Driver</text:p>
          </draw:text-box>
        </draw:frame>
        <draw:frame presentation:style-name="pr2" draw:text-style-name="P1" draw:layer="layout" svg:width="23.912cm" svg:height="13.861cm" svg:x="2.058cm" svg:y="5.838cm" presentation:class="subtitle" presentation:user-transformed="true">
          <draw:text-box>
            <text:p text:style-name="P1">3. UM DRIVER GENÉRICO</text:p>
            <text:p text:style-name="P1"/>
            <text:p text:style-name="P1">A utilização de um driver genérico que fosse igual para todas as experiências e cujas caraterísticas próprias de cada experiência pudessem ser configuradas através de um ficheiro XML facilita a criação e manutenção de experiências.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0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ReC Generic Driver</text:p>
          </draw:text-box>
        </draw:frame>
        <draw:frame presentation:style-name="pr4" draw:text-style-name="P1" draw:layer="layout" svg:width="25.199cm" svg:height="15.049cm" svg:x="1.4cm" svg:y="4.95cm" presentation:class="subtitle" presentation:user-transformed="true">
          <draw:text-box>
            <text:p text:style-name="P1">3. UM DRIVER GENÉRICO</text:p>
            <text:p text:style-name="P1"/>
            <text:p text:style-name="P1">Passam a ser iguais em todas as experiências:</text:p>
            <text:p text:style-name="P1">- os estados do hardware;</text:p>
            <text:p text:style-name="P1">- a sintaxe e semântica de comunicação (todas as experiências falam o mesmo dialeto);</text:p>
            <text:p text:style-name="P1">- as diferenças entre experiências são definidas nas suas configurações no XML;</text:p>
            <text:p text:style-name="P1">- para qualquer experiência que necessite de código extra (ex: StatSound) basta extender o driver e fazer @Override dos métodos <text:span text:style-name="T3">before</text:span> e <text:span text:style-name="T3">after</text:span> para cada comando;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0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ReC Generic Driver</text:p>
          </draw:text-box>
        </draw:frame>
        <draw:frame presentation:style-name="pr4" draw:text-style-name="P1" draw:layer="layout" svg:width="25.199cm" svg:height="13.609cm" svg:x="1.4cm" svg:y="5.132cm" presentation:class="subtitle" presentation:user-transformed="true">
          <draw:text-box>
            <text:p text:style-name="P1">4. ESTADOS DE HARDWARE</text:p>
            <text:p text:style-name="P1"/>
            <text:p text:style-name="P1">Estando o driver a ser comandado por hardware é normal que se comporte de forma parecida a um, tendo também um ciclo de estados de funcionamento.</text:p>
            <text:p text:style-name="P1"/>
            <text:p text:style-name="P1">Deve-se notar que o driver apenas envia comandos ao hardware, sendo este último que comanda a experiência e o driver deve suportar todos os resultados inesperados vindos deste.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ReC Generic Driver</text:p>
          </draw:text-box>
        </draw:frame>
        <draw:frame presentation:style-name="pr4" draw:text-style-name="P1" draw:layer="layout" svg:width="25.199cm" svg:height="15.049cm" svg:x="1.4cm" svg:y="5.15cm" presentation:class="subtitle" presentation:user-transformed="true">
          <draw:text-box>
            <text:p text:style-name="P1">4. ESTADOS DE HARDWARE</text:p>
            <text:p text:style-name="P1"/>
            <text:p text:style-name="P1">Os estados de hardware são os seguintes:<text:line-break/>- STOPED (após um stop, parado)<text:line-break/>- CONFIGURED (configurado, parado)</text:p>
            <text:p text:style-name="P1">- STARTED (funcionando)</text:p>
            <text:p text:style-name="P1">- RESETED (aplicado um reset, talvez parado)</text:p>
            <text:p text:style-name="P1">- UNKNOWN (desconhecido, inicial)</text:p>
            <text:p text:style-name="P1"/>
            <text:p text:style-name="P1">Ver documentação de Funciona. do Hardware:<text:line-break/>Diagrama, página 5<text:line-break/>Exemplo, páginas 1 e 2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0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ReC Generic Driver</text:p>
          </draw:text-box>
        </draw:frame>
        <draw:frame presentation:style-name="pr4" draw:text-style-name="P1" draw:layer="layout" svg:width="25.199cm" svg:height="13.795cm" svg:x="1.4cm" svg:y="4.946cm" presentation:class="subtitle" presentation:user-transformed="true">
          <draw:text-box>
            <text:p text:style-name="P1">5. COMUNICAÇÃO</text:p>
            <text:p text:style-name="P1"/>
            <text:p text:style-name="P1">A comunicação entre driver e hadware é feita sempre com os mesmo comandos: rst, str, cfg, stp,... todos os comandos têm 3 letras, e as mensagens do Hardware também 3 letras ou 5 letras no caso de terminarem em «OK».</text:p>
            <text:p text:style-name="P1"/>
            <text:p text:style-name="P1">Os comandos enviados pelo driver são feitos sempre em letras minúsculas e as respostas pelo hardware devem vir sempre em letras maiúsculas.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ReC Generic Driver</text:p>
          </draw:text-box>
        </draw:frame>
        <draw:frame presentation:style-name="pr2" draw:text-style-name="P1" draw:layer="layout" svg:width="23.912cm" svg:height="13.861cm" svg:x="2.058cm" svg:y="5.838cm" presentation:class="subtitle" presentation:user-transformed="true">
          <draw:text-box>
            <text:p text:style-name="P1">5. COMUNICAÇÃO</text:p>
            <text:p text:style-name="P1"/>
            <text:p text:style-name="P1">Para ocorrer o hand-shake do hardware com o driver, o hardware envia periodicamente uma mensagem IDS contendo a identificação única da experiência.</text:p>
            <text:p text:style-name="P1"/>
            <text:p text:style-name="P1">O driver por sua vez que percorre as várias portas série vai procurar essa identificação a chegar a partir de uma porta.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ReC Generic Driver</text:p>
          </draw:text-box>
        </draw:frame>
        <draw:frame presentation:style-name="pr4" draw:text-style-name="P1" draw:layer="layout" svg:width="25.199cm" svg:height="13.609cm" svg:x="1.4cm" svg:y="4.914cm" presentation:class="subtitle" presentation:user-transformed="true">
          <draw:text-box>
            <text:p text:style-name="P1">5. COMUNICAÇÃO</text:p>
            <text:p text:style-name="P1"/>
            <text:p text:style-name="P1">Quando em comunicação, para cada mensagem do driver este deve esperar duas mensagens vindas do hardware:</text:p>
            <text:p text:style-name="P1">1ª – uma cópia do comando enviado pelo driver para se entender que o hardware compreendeu corretamente a mensagem;</text:p>
            <text:p text:style-name="P1">2ª – uma mensagem de OK a indicar que o comando foi processado;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ReC Generic Driver</text:p>
          </draw:text-box>
        </draw:frame>
        <draw:frame presentation:style-name="pr4" draw:text-style-name="P1" draw:layer="layout" svg:width="25.199cm" svg:height="13.795cm" svg:x="1.4cm" svg:y="5.346cm" presentation:class="subtitle" presentation:user-transformed="true">
          <draw:text-box>
            <text:p text:style-name="P1">5. COMUNICAÇÃO</text:p>
            <text:p text:style-name="P1"/>
            <text:p text:style-name="P1">Configuração:</text:p>
            <text:p text:style-name="P1"/>
            <text:p text:style-name="P1">DRIVER : cfg 01 02 03</text:p>
            <text:p text:style-name="P1">(driver envia um comando de configuração)</text:p>
            <text:p text:style-name="P1">HARDWARE : CFG 01 02 03</text:p>
            <text:p text:style-name="P1">(hardware responde uma cópia do comando)</text:p>
            <text:p text:style-name="P1">HARDWARE : CFGOK</text:p>
            <text:p text:style-name="P1">(após processar o comando o hardware responde com o OK)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ReC Generic Driver</text:p>
          </draw:text-box>
        </draw:frame>
        <draw:frame presentation:style-name="pr4" draw:text-style-name="P1" draw:layer="layout" svg:width="25.199cm" svg:height="13.795cm" svg:x="1.4cm" svg:y="5.246cm" presentation:class="subtitle" presentation:user-transformed="true">
          <draw:text-box>
            <text:p text:style-name="P1">5. COMUNICAÇÃO</text:p>
            <text:p text:style-name="P1"/>
            <text:p text:style-name="P1">Na documentação do Generic Driver, páginas 1 a 3 estão as especificações de cada comando a ser utilizado.</text:p>
            <text:p text:style-name="P1"/>
            <text:p text:style-name="P1">A descrição dos comandos e as respostas a cada estado é feita nas páginas 4 e 5 da documentação de Funcionamento do Hardware. No final do documento está um exemplo completo de funcionamento para 4 experiências.</text:p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ReC Generic Driver</text:p>
          </draw:text-box>
        </draw:frame>
        <draw:frame presentation:style-name="pr2" draw:text-style-name="P1" draw:layer="layout" svg:width="23.912cm" svg:height="13.861cm" svg:x="2.058cm" svg:y="5.838cm" presentation:class="subtitle" presentation:user-transformed="true">
          <draw:text-box>
            <text:p text:style-name="P1">6. CONFIGURAÇÃO</text:p>
            <text:p text:style-name="P1"/>
            <text:p text:style-name="P1">A configuração única de cada experiência é feita num ficheiro XML que descreve os parâmetros da comunicação com o hardware (baud, parity, nome, freqüência de leitura, etc...), parâmetros de entrada e saída para os comandos do driver e mensagens do hardware, respetivas funções de transferência para serem usadas...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ReC Generic Driver</text:p>
          </draw:text-box>
        </draw:frame>
        <draw:frame presentation:style-name="pr4" draw:text-style-name="P1" draw:layer="layout" svg:width="25.199cm" svg:height="13.609cm" svg:x="1.4cm" svg:y="5.132cm" presentation:class="subtitle" presentation:user-transformed="true">
          <draw:text-box>
            <text:p text:style-name="P1">6. CONFIGURAÇÃO</text:p>
            <text:p text:style-name="P1"/>
            <text:p text:style-name="P1">A estrutura do ficheiro de configuração é apresentada nas páginas 3 e 4 da documentação do Generic Driver.</text:p>
            <text:p text:style-name="P1"/>
            <text:p text:style-name="P1">O cabeçalho do ficheiro contêm o id único de experiência, e configurações de leitura e ligação ao hardware.<text:line-break/><text:line-break/></text:p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ReC Generic Driver</text:p>
          </draw:text-box>
        </draw:frame>
        <draw:frame presentation:style-name="pr4" draw:text-style-name="P1" draw:layer="layout" svg:width="25.199cm" svg:height="13.795cm" svg:x="1.4cm" svg:y="5.346cm" presentation:class="subtitle" presentation:user-transformed="true">
          <draw:text-box>
            <text:p text:style-name="P1">6. CONFIGURAÇÃO</text:p>
            <text:p text:style-name="P1"/>
            <text:p text:style-name="P1">De seguida são listados os parâmetros da configuração, formatação e limites dos valores, e as respectivas funções de transferência.</text:p>
            <text:p text:style-name="P1"/>
            <text:p text:style-name="P1">Após os parâmetros, são listados da mesma forma os canais de entrada de dados.</text:p>
            <text:p text:style-name="P1"/>
            <text:p text:style-name="P1">No final são listados os tempos de timeout e erros esperados.</text:p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 presentation:placeholder="true">
          <draw:text-box/>
        </draw:frame>
        <draw:frame presentation:style-name="pr4" draw:text-style-name="P1" draw:layer="layout" svg:width="25.199cm" svg:height="13.609cm" svg:x="1.4cm" svg:y="5.132cm" presentation:class="subtitle" presentation:user-transformed="true">
          <draw:text-box>
            <text:p text:style-name="P1">7. FUNÇÃO DE TRANSFERÊNCIA</text:p>
            <text:p text:style-name="P1"/>
            <text:p text:style-name="P1">Uma função de transferência permite traduzir um valor transmitido pelo hardware num valor em unidades ou escala mais propícias a ser apresentados na interface com o usuário, ou vice-versa</text:p>
            <text:p text:style-name="P1"/>
            <text:p text:style-name="P1">A estrutura do ficheiro de configuração é apresentada nas página 5 da documentação do Generic Driver.</text:p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ReC Generic Driver</text:p>
          </draw:text-box>
        </draw:frame>
        <draw:frame presentation:style-name="pr6" draw:text-style-name="P1" draw:layer="layout" svg:width="25.199cm" svg:height="13.609cm" svg:x="1.4cm" svg:y="7.314cm" presentation:class="subtitle" presentation:user-transformed="true">
          <draw:text-box>
            <text:p text:style-name="P1">7. FUNÇÃO DE TRANSFERÊNCIA</text:p>
            <text:p text:style-name="P1"/>
            <text:p text:style-name="P1">A função de transferência é definida como a soma de uma série de operações lineares e não lineares disponíveis para a sua utilização.</text:p>
            <text:p text:style-name="P1"/>
            <text:p text:style-name="P1">a.x – b , a.e^c.(x – b)</text:p>
            <text:p text:style-name="P1"/>
            <text:p text:style-name="P1">Basta definir os coeficientes a, b e c para cada função para utilizar a função. Várias funções podem ser agregadas.</text:p>
            <text:p text:style-name="P1"><text:s/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ReC Generic Driver</text:p>
          </draw:text-box>
        </draw:frame>
        <draw:frame presentation:style-name="pr4" draw:text-style-name="P1" draw:layer="layout" svg:width="25.199cm" svg:height="15.049cm" svg:x="1.4cm" svg:y="5.25cm" presentation:class="subtitle" presentation:user-transformed="true">
          <draw:text-box>
            <text:p text:style-name="P1">8. FUNCIONAMENTO GERAL DO DRIVER</text:p>
            <text:p text:style-name="P1"/>
            <text:p text:style-name="P1">O driver é arrancado pelo HardwareServerMain instanciando o GenericSerialPortDriver ou classe que extenda este.</text:p>
            <text:p text:style-name="P1"/>
            <text:p text:style-name="P1">O GenericSerialPortDriver define as configurações do driver a partir do XML.</text:p>
            <text:p text:style-name="P1"/>
            <text:p text:style-name="P1">Este vai usar o SerialsFinder que vai percorrer porta a porta (das definidas no XML) à procura da experiência definida com um dado ID.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0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ReC Generic Driver</text:p>
          </draw:text-box>
        </draw:frame>
        <draw:frame presentation:style-name="pr2" draw:text-style-name="P1" draw:layer="layout" svg:width="23.912cm" svg:height="13.861cm" svg:x="2.058cm" svg:y="5.838cm" presentation:class="subtitle" presentation:user-transformed="true">
          <draw:text-box>
            <text:p text:style-name="P1">8. FUNCIONAMENTO GERAL DO DRIVER</text:p>
            <text:p text:style-name="P1"/>
            <text:p text:style-name="P1">Ao encontrar a experiência o SerialPortReader lê as mensagens vindas do Hardware e processa-as com a ajuda do CommandHandler onde lhes aplica TransferFunctionNode para escalar os valores que são recebidos do Hardware.</text:p>
            <text:p text:style-name="P1"/>
            <text:p text:style-name="P1">Estas mensagens vão alterar o estado interno de funcionamento do driver.</text:p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ReC Generic Driver</text:p>
          </draw:text-box>
        </draw:frame>
        <draw:frame presentation:style-name="pr2" draw:text-style-name="P1" draw:layer="layout" svg:width="23.912cm" svg:height="13.861cm" svg:x="2.058cm" svg:y="5.438cm" presentation:class="subtitle" presentation:user-transformed="true">
          <draw:text-box>
            <text:p text:style-name="P1">8. FUNCIONAMENTO GERAL DO DRIVER</text:p>
            <text:p text:style-name="P1"/>
            <text:p text:style-name="P1">Para cada estado podem ser esperado um conjunto de mensagens, e haver outro conjunto de mensagens que origina um erro por não serem esperadas naquele momento.</text:p>
            <text:p text:style-name="P1"/>
            <text:p text:style-name="P1">Esse conjunto de mensagens para cada estado é descrita na documentação do Funcionamento do Hardware nas páginas 3 e 4.</text:p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ReC Generic Driver</text:p>
          </draw:text-box>
        </draw:frame>
        <draw:frame presentation:style-name="pr4" draw:text-style-name="P1" draw:layer="layout" svg:width="25.199cm" svg:height="13.795cm" svg:x="1.4cm" svg:y="5.546cm" presentation:class="subtitle" presentation:user-transformed="true">
          <draw:text-box>
            <text:p text:style-name="P1">8. FUNCIONAMENTO GERAL DO DRIVER</text:p>
            <text:p text:style-name="P1"/>
            <text:p text:style-name="P1">Por sua vez, o usuário pode enviar comandos ao ReC (por exemplo, configurar ou iniciar a experiência) e estes comandos são enviados ao Driver como chamadas dos seus métodos:</text:p>
            <text:p text:style-name="P1"/>
            <text:p text:style-name="P1">- configure</text:p>
            <text:p text:style-name="P1">- start</text:p>
            <text:p text:style-name="P1">- stop</text:p>
            <text:p text:style-name="P1">- reset</text:p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ReC Generic Driver</text:p>
          </draw:text-box>
        </draw:frame>
        <draw:frame presentation:style-name="pr4" draw:text-style-name="P1" draw:layer="layout" svg:width="25.199cm" svg:height="15.049cm" svg:x="1.4cm" svg:y="5.55cm" presentation:class="subtitle" presentation:user-transformed="true">
          <draw:text-box>
            <text:p text:style-name="P1">8. FUNCIONAMENTO GERAL DO DRIVER</text:p>
            <text:p text:style-name="P1"/>
            <text:p text:style-name="P1">Durante todo o tempo o SerialPortReader mantêm-se num loop à espera de receber mensagens vindas do Hardware.</text:p>
            <text:p text:style-name="P1"/>
            <text:p text:style-name="P1">Caso esteja a receber mensagens de dados, estas vão passar pelas suas funções de transferência e popular uma SerialDataSource que será despachada para o ReC.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0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ReC Generic Driver</text:p>
          </draw:text-box>
        </draw:frame>
        <draw:frame draw:style-name="gr2" draw:text-style-name="P3" draw:id="id14" draw:layer="layout" svg:width="5.804cm" svg:height="1.451cm" svg:x="3.075cm" svg:y="6.122cm">
          <draw:text-box>
            <text:p text:style-name="P2"><text:span text:style-name="T4">HardwareServerMain</text:span><text:span text:style-name="T4"><text:line-break/></text:span><text:span text:style-name="T5">Ler configurações do Hardware</text:span><text:span text:style-name="T5"><text:line-break/></text:span><text:span text:style-name="T5">Arranque do Driver</text:span></text:p>
          </draw:text-box>
        </draw:frame>
        <draw:frame draw:style-name="gr3" draw:text-style-name="P3" draw:id="id1" draw:layer="layout" svg:width="5.804cm" svg:height="1.791cm" svg:x="3.075cm" svg:y="8.016cm">
          <draw:text-box>
            <text:p text:style-name="P2"><text:span text:style-name="T4">GenericSerialPortDriver</text:span><text:span text:style-name="T4"><text:line-break/></text:span><text:span text:style-name="T5">Ler configurações RS232</text:span><text:span text:style-name="T5"><text:line-break/></text:span><text:span text:style-name="T5">Marca informações sobre a porta a ser lida</text:span></text:p>
          </draw:text-box>
        </draw:frame>
        <draw:frame draw:style-name="gr3" draw:text-style-name="P3" draw:id="id2" draw:layer="layout" svg:width="5.804cm" svg:height="1.791cm" svg:x="7.807cm" svg:y="9.531cm">
          <draw:text-box>
            <text:p text:style-name="P2"><text:span text:style-name="T4">SerialPortFinder</text:span><text:span text:style-name="T4"><text:line-break/></text:span><text:span text:style-name="T5">Procurar Hardware com o ID definido percorrendo a lista de portas definida na configuração</text:span></text:p>
          </draw:text-box>
        </draw:frame>
        <draw:custom-shape draw:style-name="gr4" draw:text-style-name="P4" draw:id="id10" draw:layer="layout" svg:width="4.464cm" svg:height="1.516cm" svg:x="12.718cm" svg:y="4.98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draw:id="id11" draw:layer="layout" svg:width="4.464cm" svg:height="1.515cm" svg:x="12.718cm" svg:y="6.8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3" draw:layer="layout" svg:width="4.464cm" svg:height="1.277cm" svg:x="12.718cm" svg:y="4.985cm">
          <draw:text-box>
            <text:p text:style-name="P2"><text:span text:style-name="T4">HardwareConfig.XML</text:span></text:p>
          </draw:text-box>
        </draw:frame>
        <draw:frame draw:style-name="gr6" draw:text-style-name="P3" draw:layer="layout" svg:width="4.464cm" svg:height="0.773cm" svg:x="12.718cm" svg:y="6.88cm">
          <draw:text-box>
            <text:p text:style-name="P2"><text:span text:style-name="T4">Rs232.XML</text:span></text:p>
          </draw:text-box>
        </draw:frame>
        <draw:frame draw:style-name="gr7" draw:text-style-name="P3" draw:id="id3" draw:layer="layout" svg:width="5.804cm" svg:height="1.451cm" svg:x="3.075cm" svg:y="11.694cm">
          <draw:text-box>
            <text:p text:style-name="P2"><text:span text:style-name="T4">AbstractSerialPortDriver</text:span><text:span text:style-name="T4"><text:line-break/></text:span><text:span text:style-name="T5">Recebe comandos externos</text:span><text:span text:style-name="T5"><text:line-break/></text:span><text:span text:style-name="T5">Mantêm os métodos antigos</text:span></text:p>
          </draw:text-box>
        </draw:frame>
        <draw:frame draw:style-name="gr8" draw:text-style-name="P3" draw:id="id4" draw:layer="layout" svg:width="5.803cm" svg:height="1.113cm" svg:x="11.468cm" svg:y="11.238cm">
          <draw:text-box>
            <text:p text:style-name="P2"><text:span text:style-name="T4">BaseSerialIO</text:span><text:span text:style-name="T4"><text:line-break/></text:span><text:span text:style-name="T5">Abre porta série</text:span></text:p>
          </draw:text-box>
        </draw:frame>
        <draw:frame draw:style-name="gr7" draw:text-style-name="P3" draw:id="id5" draw:layer="layout" svg:width="5.803cm" svg:height="1.451cm" svg:x="11.468cm" svg:y="12.638cm">
          <draw:text-box>
            <text:p text:style-name="P2"><text:span text:style-name="T4">SerialPortReader</text:span><text:span text:style-name="T4"><text:line-break/></text:span><text:span text:style-name="T5">Lê stream vinda do Hardware</text:span><text:span text:style-name="T5"><text:line-break/></text:span><text:span text:style-name="T5">Separa a informação por comandos</text:span></text:p>
          </draw:text-box>
        </draw:frame>
        <draw:frame draw:style-name="gr9" draw:text-style-name="P3" draw:id="id8" draw:layer="layout" svg:width="5.804cm" svg:height="1.111cm" svg:x="18.075cm" svg:y="16.998cm">
          <draw:text-box>
            <text:p text:style-name="P2"><text:span text:style-name="T4">HardwareStateMachine</text:span><text:span text:style-name="T4"><text:line-break/></text:span><text:span text:style-name="T5">Estado actual do Hardware</text:span></text:p>
          </draw:text-box>
        </draw:frame>
        <draw:frame draw:style-name="gr8" draw:text-style-name="P3" draw:id="id9" draw:layer="layout" svg:width="5.804cm" svg:height="1.113cm" svg:x="18.075cm" svg:y="18.361cm">
          <draw:text-box>
            <text:p text:style-name="P2"><text:span text:style-name="T4">EventQueue</text:span><text:span text:style-name="T4"><text:line-break/></text:span><text:span text:style-name="T5">Mensagens passadas através do driver</text:span></text:p>
          </draw:text-box>
        </draw:frame>
        <draw:frame draw:style-name="gr7" draw:text-style-name="P3" draw:id="id6" draw:layer="layout" svg:width="5.804cm" svg:height="1.451cm" svg:x="19.325cm" svg:y="11.217cm">
          <draw:text-box>
            <text:p text:style-name="P2"><text:span text:style-name="T4">SerialCommand</text:span><text:span text:style-name="T4"><text:line-break/></text:span><text:span text:style-name="T5">Define um comando e informação agregada a ele</text:span></text:p>
          </draw:text-box>
        </draw:frame>
        <draw:frame draw:style-name="gr8" draw:text-style-name="P3" draw:id="id15" draw:layer="layout" svg:width="5.804cm" svg:height="1.113cm" svg:x="19.325cm" svg:y="12.866cm">
          <draw:text-box>
            <text:p text:style-name="P2"><text:span text:style-name="T4">SerialDataSource</text:span><text:span text:style-name="T4"><text:line-break/></text:span><text:span text:style-name="T5">Dados recebidos a partir do Hardware</text:span></text:p>
          </draw:text-box>
        </draw:frame>
        <draw:connector draw:style-name="gr10" draw:text-style-name="P4" draw:layer="layout" draw:type="curve" svg:x1="8.879cm" svg:y1="8.911cm" svg:x2="10.709cm" svg:y2="9.531cm" draw:start-shape="id1" draw:start-glue-point="1" draw:end-shape="id2" draw:end-glue-point="0" svg:d="m8879 8911c1220 0 1830 206 1830 620">
          <text:p/>
        </draw:connector>
        <draw:custom-shape draw:style-name="gr11" draw:text-style-name="P4" draw:layer="layout" svg:width="0.893cm" svg:height="0.759cm" svg:x="13.789cm" svg:y="9.758cm">
          <text:p/>
          <draw:enhanced-geometry svg:viewBox="0 0 21600 21600" draw:text-areas="0 0 21600 21600" draw:type="circular-arrow" draw:modifiers="-154.948313279196 128.55022030736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10" draw:text-style-name="P4" draw:layer="layout" draw:type="curve" svg:x1="10.709cm" svg:y1="11.322cm" svg:x2="5.977cm" svg:y2="9.807cm" draw:start-shape="id2" draw:start-glue-point="2" draw:end-shape="id1" svg:d="m10709 11322c0 751-4732 1509-4732-1515">
          <text:p/>
        </draw:connector>
        <draw:connector draw:style-name="gr10" draw:text-style-name="P4" draw:layer="layout" draw:type="line" svg:x1="5.977cm" svg:y1="9.807cm" svg:x2="5.977cm" svg:y2="11.694cm" draw:start-shape="id1" draw:end-shape="id3" draw:end-glue-point="0" svg:d="m5977 9807v1887">
          <text:p/>
        </draw:connector>
        <draw:custom-shape draw:style-name="gr11" draw:text-style-name="P4" draw:id="id7" draw:layer="layout" svg:width="0.892cm" svg:height="0.759cm" svg:x="17.478cm" svg:y="12.713cm">
          <text:p/>
          <draw:enhanced-geometry svg:viewBox="0 0 21600 21600" draw:text-areas="0 0 21600 21600" draw:type="circular-arrow" draw:modifiers="-154.948313279196 128.55022030736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10" draw:text-style-name="P4" draw:layer="layout" draw:type="curve" svg:x1="8.879cm" svg:y1="12.419cm" svg:x2="11.468cm" svg:y2="11.794cm" draw:start-shape="id3" draw:start-glue-point="1" draw:end-shape="id4" draw:end-glue-point="3" svg:d="m8879 12419c1942 0 648-625 2589-625">
          <text:p/>
        </draw:connector>
        <draw:connector draw:style-name="gr10" draw:text-style-name="P4" draw:layer="layout" draw:type="curve" svg:x1="14.369cm" svg:y1="12.351cm" svg:x2="14.369cm" svg:y2="12.638cm" draw:start-shape="id4" draw:start-glue-point="2" draw:end-shape="id5" draw:end-glue-point="0" svg:d="m14369 12351v287">
          <text:p/>
        </draw:connector>
        <draw:connector draw:style-name="gr12" draw:text-style-name="P4" draw:layer="layout" draw:type="line" svg:x1="19.325cm" svg:y1="11.942cm" svg:x2="17.924cm" svg:y2="12.713cm" draw:start-shape="id6" draw:start-glue-point="3" draw:end-shape="id7" draw:end-glue-point="0" svg:d="m19325 11942-1401 771">
          <text:p/>
        </draw:connector>
        <draw:connector draw:style-name="gr10" draw:text-style-name="P4" draw:layer="layout" draw:type="line" svg:x1="20.977cm" svg:y1="18.109cm" svg:x2="20.977cm" svg:y2="18.361cm" draw:start-shape="id8" draw:start-glue-point="2" draw:end-shape="id9" draw:end-glue-point="0" svg:d="m20977 18109v252">
          <text:p/>
        </draw:connector>
        <draw:connector draw:style-name="gr13" draw:text-style-name="P4" draw:layer="layout" draw:type="line" svg:x1="12.718cm" svg:y1="5.742cm" svg:x2="8.902cm" svg:y2="8.52cm" draw:start-shape="id10" draw:start-glue-point="5" svg:d="m12718 5742-3816 2778">
          <text:p/>
        </draw:connector>
        <draw:connector draw:style-name="gr13" draw:text-style-name="P4" draw:layer="layout" draw:type="line" svg:x1="12.718cm" svg:y1="7.637cm" svg:x2="9.057cm" svg:y2="8.914cm" draw:start-shape="id11" draw:start-glue-point="5" svg:d="m12718 7637-3661 1277">
          <text:p/>
        </draw:connector>
        <draw:frame draw:style-name="gr14" draw:text-style-name="P3" draw:id="id12" draw:layer="layout" svg:width="5.804cm" svg:height="2.131cm" svg:x="15.039cm" svg:y="14.572cm">
          <draw:text-box>
            <text:p text:style-name="P2"><text:span text:style-name="T4">« CommandHandler »</text:span><text:span text:style-name="T4"><text:line-break/></text:span><text:span text:style-name="T5">Identifica o comando e valida pelo estado</text:span><text:span text:style-name="T5"><text:line-break/></text:span><text:span text:style-name="T5">Aplica as funções transferência</text:span><text:span text:style-name="T5"><text:line-break/></text:span><text:span text:style-name="T5">Dispara a máquina de estados</text:span><text:span text:style-name="T5"><text:line-break/></text:span><text:span text:style-name="T5">Despacha os dados</text:span></text:p>
          </draw:text-box>
        </draw:frame>
        <draw:connector draw:style-name="gr10" draw:text-style-name="P4" draw:layer="layout" draw:type="line" svg:x1="17.924cm" svg:y1="13.472cm" svg:x2="17.941cm" svg:y2="14.572cm" draw:start-shape="id7" draw:start-glue-point="2" draw:end-shape="id12" draw:end-glue-point="0" svg:d="m17924 13472 17 1100">
          <text:p/>
        </draw:connector>
        <draw:connector draw:style-name="gr10" draw:text-style-name="P4" draw:layer="layout" draw:type="curve" svg:x1="17.941cm" svg:y1="16.703cm" svg:x2="20.977cm" svg:y2="16.998cm" draw:start-shape="id12" draw:start-glue-point="2" draw:end-shape="id8" draw:end-glue-point="0" svg:d="m17941 16703c0 222 3036 75 3036 295">
          <text:p/>
        </draw:connector>
        <draw:frame draw:style-name="gr8" draw:text-style-name="P3" draw:id="id13" draw:layer="layout" svg:width="5.803cm" svg:height="1.113cm" svg:x="7.361cm" svg:y="14.952cm">
          <draw:text-box>
            <text:p text:style-name="P2"><text:span text:style-name="T4">TransferFunctionNode</text:span><text:span text:style-name="T4"><text:line-break/></text:span><text:span text:style-name="T6">Nós de XML com funções transferência</text:span></text:p>
          </draw:text-box>
        </draw:frame>
        <draw:connector draw:style-name="gr12" draw:text-style-name="P4" draw:layer="layout" draw:type="line" svg:x1="15.039cm" svg:y1="15.637cm" svg:x2="13.164cm" svg:y2="15.508cm" draw:start-shape="id12" draw:start-glue-point="3" draw:end-shape="id13" draw:end-glue-point="1" svg:d="m15039 15637-1875-129">
          <text:p/>
        </draw:connector>
        <draw:connector draw:style-name="gr10" draw:text-style-name="P4" draw:layer="layout" draw:type="line" svg:x1="5.977cm" svg:y1="7.573cm" svg:x2="5.977cm" svg:y2="8.016cm" draw:start-shape="id14" draw:start-glue-point="2" draw:end-shape="id1" draw:end-glue-point="0" svg:d="m5977 7573v443">
          <text:p/>
        </draw:connector>
        <draw:frame draw:style-name="gr15" draw:text-style-name="P6" draw:layer="layout" svg:width="1.786cm" svg:height="0.607cm" svg:x="13.739cm" svg:y="9.944cm">
          <draw:text-box>
            <text:p text:style-name="P5"><text:span text:style-name="T7">LOOP</text:span></text:p>
          </draw:text-box>
        </draw:frame>
        <draw:frame draw:style-name="gr15" draw:text-style-name="P6" draw:layer="layout" svg:width="1.786cm" svg:height="0.607cm" svg:x="17.375cm" svg:y="12.9cm">
          <draw:text-box>
            <text:p text:style-name="P5"><text:span text:style-name="T7">LOOP</text:span></text:p>
          </draw:text-box>
        </draw:frame>
        <draw:frame draw:style-name="gr16" draw:text-style-name="P7" draw:layer="layout" svg:width="4.018cm" svg:height="0.945cm" svg:x="13.432cm" svg:y="7.667cm">
          <draw:text-box>
            <text:p text:style-name="P5"><text:span text:style-name="T8">Leitura a partir do ficheiro</text:span><text:span text:style-name="T8"><text:line-break/></text:span><text:span text:style-name="T8">Validação dos dados lidos</text:span></text:p>
          </draw:text-box>
        </draw:frame>
        <draw:frame draw:style-name="gr17" draw:text-style-name="P7" draw:layer="layout" svg:width="4.548cm" svg:height="1.285cm" svg:x="0.989cm" svg:y="9.446cm">
          <draw:text-box>
            <text:p text:style-name="P5"><text:span text:style-name="T8">Definir configurações do driver</text:span><text:span text:style-name="T8"><text:line-break/></text:span><text:span text:style-name="T8">Usar as config. de Hardware do Xml</text:span></text:p>
          </draw:text-box>
        </draw:frame>
        <draw:frame draw:style-name="gr17" draw:text-style-name="P7" draw:layer="layout" svg:width="4.375cm" svg:height="1.285cm" svg:x="12.854cm" svg:y="16.563cm">
          <draw:text-box>
            <text:p text:style-name="P5"><text:span text:style-name="T8">Compreender novos comandos</text:span><text:span text:style-name="T8"><text:line-break/></text:span><text:span text:style-name="T8">Aplicação das f. tranferencia</text:span></text:p>
          </draw:text-box>
        </draw:frame>
        <draw:frame draw:style-name="gr18" draw:text-style-name="P7" draw:layer="layout" svg:width="4.375cm" svg:height="0.607cm" svg:x="6.2cm" svg:y="16.002cm">
          <draw:text-box>
            <text:p text:style-name="P5"><text:span text:style-name="T8">Nova classe</text:span></text:p>
          </draw:text-box>
        </draw:frame>
        <draw:frame draw:style-name="gr16" draw:text-style-name="P7" draw:layer="layout" svg:width="5.358cm" svg:height="0.945cm" svg:x="21.596cm" svg:y="10.354cm">
          <draw:text-box>
            <text:p text:style-name="P5"><text:span text:style-name="T8">Comandos são definidos num enumerado</text:span></text:p>
          </draw:text-box>
        </draw:frame>
        <draw:frame draw:style-name="gr19" draw:text-style-name="P7" draw:layer="layout" svg:width="5.271cm" svg:height="1.062cm" svg:x="6.729cm" svg:y="13.438cm">
          <draw:text-box>
            <text:p text:style-name="P5"><text:span text:style-name="T8">Interpretar comandos pelas 3 letras</text:span><text:span text:style-name="T8"><text:line-break/></text:span><text:span text:style-name="T8">Interpreta dados binários</text:span></text:p>
          </draw:text-box>
        </draw:frame>
        <draw:frame draw:style-name="gr18" draw:text-style-name="P7" draw:layer="layout" svg:width="4.375cm" svg:height="0.607cm" svg:x="14.436cm" svg:y="10.777cm">
          <draw:text-box>
            <text:p text:style-name="P5"><text:span text:style-name="T8">Aplicar configurações</text:span></text:p>
          </draw:text-box>
        </draw:frame>
        <draw:frame draw:style-name="gr17" draw:text-style-name="P7" draw:layer="layout" svg:width="4.694cm" svg:height="1.285cm" svg:x="1.825cm" svg:y="13.113cm">
          <draw:text-box>
            <text:p text:style-name="P5"><text:span text:style-name="T8">Os métodos antigos devem ser mantidos o mais funcionais possível</text:span></text:p>
          </draw:text-box>
        </draw:frame>
        <draw:frame draw:style-name="gr16" draw:text-style-name="P7" draw:layer="layout" svg:width="4.821cm" svg:height="0.945cm" svg:x="22.211cm" svg:y="19.313cm">
          <draw:text-box>
            <text:p text:style-name="P5"><text:span text:style-name="T8">Estancar o EventQueue para evitar storming de eventos</text:span></text:p>
          </draw:text-box>
        </draw:frame>
        <draw:frame draw:style-name="gr20" draw:text-style-name="P7" draw:layer="layout" svg:width="4.375cm" svg:height="0.947cm" svg:x="12.025cm" svg:y="8.727cm">
          <draw:text-box>
            <text:p text:style-name="P5"><text:span text:style-name="T8">Procura pelo ID definido</text:span><text:span text:style-name="T8"><text:line-break/></text:span><text:span text:style-name="T8">apenas nas portas definidas</text:span></text:p>
          </draw:text-box>
        </draw:frame>
        <draw:connector draw:style-name="gr10" draw:text-style-name="P4" draw:layer="layout" draw:type="curve" svg:x1="20.843cm" svg:y1="15.637cm" svg:x2="22.227cm" svg:y2="13.979cm" draw:start-shape="id12" draw:start-glue-point="1" draw:end-shape="id15" draw:end-glue-point="2" svg:d="m20843 15637c923 0 1384-552 1384-1658">
          <text:p/>
        </draw:connector>
        <draw:frame draw:style-name="gr21" draw:text-style-name="P8" draw:layer="layout" svg:width="25cm" svg:height="1.275cm" svg:x="1.3cm" svg:y="4cm">
          <draw:text-box>
            <text:p><text:span text:style-name="T9">8. FUNCIONAMENTO GERAL DO DRIVER</text:span></text:p>
          </draw:text-box>
        </draw:frame>
        <draw:frame draw:style-name="gr20" draw:text-style-name="P7" draw:layer="layout" svg:width="4.821cm" svg:height="0.947cm" svg:x="22.235cm" svg:y="17.915cm">
          <draw:text-box>
            <text:p text:style-name="P5"><text:span text:style-name="T8">Estado têm de prever as novas intrucções para o Hardware</text:span></text:p>
          </draw:text-box>
        </draw:frame>
        <draw:frame draw:style-name="gr22" draw:text-style-name="P10" draw:layer="layout" svg:width="2.5cm" svg:height="0.569cm" svg:x="3.6cm" svg:y="10.8cm">
          <draw:text-box>
            <text:p text:style-name="P9"><text:span text:style-name="T10">extends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ReC Generic Driver</text:p>
          </draw:text-box>
        </draw:frame>
        <draw:frame presentation:style-name="pr4" draw:text-style-name="P1" draw:layer="layout" svg:width="25.199cm" svg:height="13.795cm" svg:x="1.4cm" svg:y="5.546cm" presentation:class="subtitle" presentation:user-transformed="true">
          <draw:text-box>
            <text:p text:style-name="P1">9. TODO</text:p>
            <text:p text:style-name="P1"/>
            <text:p text:style-name="P1">- As configurações ainda não estão a ser lidas corretamente a partir do XML. Existem casos em que dá NullPointerExceptiodn pois nem todos os parâmetros são obrigatórios. Depois disso devem ser aplicadas as configurações.</text:p>
            <text:p text:style-name="P1"/>
            <text:p text:style-name="P1">- Todas as ações do Driver devem ser logadas.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0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ReC Generic Driver</text:p>
          </draw:text-box>
        </draw:frame>
        <draw:frame presentation:style-name="pr4" draw:text-style-name="P1" draw:layer="layout" svg:width="25.199cm" svg:height="13.609cm" svg:x="1.4cm" svg:y="5.19cm" presentation:class="subtitle" presentation:user-transformed="true">
          <draw:text-box>
            <text:p text:style-name="P1">9. TODO</text:p>
            <text:p text:style-name="P1"/>
            <text:p text:style-name="P1">- As classes funções de transferência e configurações foram mudadas para os nós que são lidos diretamente pelo JAXB, poupando assim estar a duplicar código</text:p>
            <text:p text:style-name="P1"/>
            <text:p text:style-name="P1">- Faltam métodos <text:span text:style-name="T3">before</text:span> e <text:span text:style-name="T3">after</text:span> em alguns comandos</text:p>
            <text:p text:style-name="P1"/>
            <text:p text:style-name="P1">- Testar junto com o Hardware (o que vai dar mais trabalho)</text:p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2cm" svg:height="3.508cm" svg:x="2.058cm" svg:y="1.543cm" presentation:class="title">
          <draw:text-box>
            <text:p>ReC Generic Driver</text:p>
          </draw:text-box>
        </draw:frame>
        <draw:frame presentation:style-name="pr7" draw:text-style-name="P1" draw:layer="layout" svg:width="23.912cm" svg:height="6.299cm" svg:x="2.058cm" svg:y="4.6cm" presentation:class="subtitle" presentation:user-transformed="true">
          <draw:text-box>
            <text:p text:style-name="P1">9. TODO</text:p>
            <text:p text:style-name="P1"/>
            <text:p text:style-name="P1">- ...</text:p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3" draw:layer="layout" svg:width="14.518cm" svg:height="11.41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P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ção-background" style:family="presentation">
      <style:graphic-properties draw:stroke="none" draw:fill="none"/>
      <style:text-properties style:letter-kerning="true"/>
    </style:style>
    <style:style style:name="Predefiniç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ç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ção-outline1" style:family="presentation">
      <style:graphic-properties draw:stroke="none" draw:fill="none" draw:auto-grow-height="false" draw:fit-to-size="shrink-to-fit">
        <text:list-style style:name="Predefini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ção-outline2" style:family="presentation" style:parent-style-name="Predefinição-outline1">
      <style:paragraph-properties fo:margin-top="0cm" fo:margin-bottom="0.4cm"/>
      <style:text-properties fo:font-size="28pt" style:font-size-asian="28pt" style:font-size-complex="28pt"/>
    </style:style>
    <style:style style:name="Predefinição-outline3" style:family="presentation" style:parent-style-name="Predefinição-outline2">
      <style:paragraph-properties fo:margin-top="0cm" fo:margin-bottom="0.3cm"/>
      <style:text-properties fo:font-size="24pt" style:font-size-asian="24pt" style:font-size-complex="24pt"/>
    </style:style>
    <style:style style:name="Predefinição-outline4" style:family="presentation" style:parent-style-name="Predefinição-outline3">
      <style:paragraph-properties fo:margin-top="0cm" fo:margin-bottom="0.2cm"/>
      <style:text-properties fo:font-size="20pt" style:font-size-asian="20pt" style:font-size-complex="20pt"/>
    </style:style>
    <style:style style:name="Predefinição-outline5" style:family="presentation" style:parent-style-name="Predefinição-outline4">
      <style:paragraph-properties fo:margin-top="0cm" fo:margin-bottom="0.1cm"/>
      <style:text-properties fo:font-size="20pt" style:font-size-asian="20pt" style:font-size-complex="20pt"/>
    </style:style>
    <style:style style:name="Predefinição-outline6" style:family="presentation" style:parent-style-name="Predefinição-outline5">
      <style:paragraph-properties fo:margin-top="0cm" fo:margin-bottom="0.1cm"/>
      <style:text-properties fo:font-size="20pt" style:font-size-asian="20pt" style:font-size-complex="20pt"/>
    </style:style>
    <style:style style:name="Predefinição-outline7" style:family="presentation" style:parent-style-name="Predefinição-outline6">
      <style:paragraph-properties fo:margin-top="0cm" fo:margin-bottom="0.1cm"/>
      <style:text-properties fo:font-size="20pt" style:font-size-asian="20pt" style:font-size-complex="20pt"/>
    </style:style>
    <style:style style:name="Predefinição-outline8" style:family="presentation" style:parent-style-name="Predefinição-outline7">
      <style:paragraph-properties fo:margin-top="0cm" fo:margin-bottom="0.1cm"/>
      <style:text-properties fo:font-size="20pt" style:font-size-asian="20pt" style:font-size-complex="20pt"/>
    </style:style>
    <style:style style:name="Predefinição-outline9" style:family="presentation" style:parent-style-name="Predefinição-outline8">
      <style:paragraph-properties fo:margin-top="0cm" fo:margin-bottom="0.1cm"/>
      <style:text-properties fo:font-size="20pt" style:font-size-asian="20pt" style:font-size-complex="20pt"/>
    </style:style>
    <style:style style:name="Predefinição-subtitle" style:family="presentation">
      <style:graphic-properties draw:stroke="none" draw:fill="none" draw:textarea-horizontal-align="left" draw:textarea-vertical-align="top">
        <text:list-style style:name="Predefiniç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ção-title" style:family="presentation">
      <style:graphic-properties draw:stroke="none" draw:fill="none" draw:textarea-vertical-align="middle">
        <text:list-style style:name="Predefiniç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ção-background" style:family="presentation">
      <style:graphic-properties draw:stroke="none" draw:fill="none"/>
      <style:text-properties style:letter-kerning="true"/>
    </style:style>
    <style:style style:name="Predefiniç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ç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ção-outline1" style:family="presentation">
      <style:graphic-properties draw:stroke="none" draw:fill="none" draw:auto-grow-height="false" draw:fit-to-size="shrink-to-fit">
        <text:list-style style:name="Predefini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ção-outline2" style:family="presentation" style:parent-style-name="Predefinição-outline1">
      <style:paragraph-properties fo:margin-top="0cm" fo:margin-bottom="0.4cm"/>
      <style:text-properties fo:font-size="28pt" style:font-size-asian="28pt" style:font-size-complex="28pt"/>
    </style:style>
    <style:style style:name="Predefinição-outline3" style:family="presentation" style:parent-style-name="Predefinição-outline2">
      <style:paragraph-properties fo:margin-top="0cm" fo:margin-bottom="0.3cm"/>
      <style:text-properties fo:font-size="24pt" style:font-size-asian="24pt" style:font-size-complex="24pt"/>
    </style:style>
    <style:style style:name="Predefinição-outline4" style:family="presentation" style:parent-style-name="Predefinição-outline3">
      <style:paragraph-properties fo:margin-top="0cm" fo:margin-bottom="0.2cm"/>
      <style:text-properties fo:font-size="20pt" style:font-size-asian="20pt" style:font-size-complex="20pt"/>
    </style:style>
    <style:style style:name="Predefinição-outline5" style:family="presentation" style:parent-style-name="Predefinição-outline4">
      <style:paragraph-properties fo:margin-top="0cm" fo:margin-bottom="0.1cm"/>
      <style:text-properties fo:font-size="20pt" style:font-size-asian="20pt" style:font-size-complex="20pt"/>
    </style:style>
    <style:style style:name="Predefinição-outline6" style:family="presentation" style:parent-style-name="Predefinição-outline5">
      <style:paragraph-properties fo:margin-top="0cm" fo:margin-bottom="0.1cm"/>
      <style:text-properties fo:font-size="20pt" style:font-size-asian="20pt" style:font-size-complex="20pt"/>
    </style:style>
    <style:style style:name="Predefinição-outline7" style:family="presentation" style:parent-style-name="Predefinição-outline6">
      <style:paragraph-properties fo:margin-top="0cm" fo:margin-bottom="0.1cm"/>
      <style:text-properties fo:font-size="20pt" style:font-size-asian="20pt" style:font-size-complex="20pt"/>
    </style:style>
    <style:style style:name="Predefinição-outline8" style:family="presentation" style:parent-style-name="Predefinição-outline7">
      <style:paragraph-properties fo:margin-top="0cm" fo:margin-bottom="0.1cm"/>
      <style:text-properties fo:font-size="20pt" style:font-size-asian="20pt" style:font-size-complex="20pt"/>
    </style:style>
    <style:style style:name="Predefinição-outline9" style:family="presentation" style:parent-style-name="Predefinição-outline8">
      <style:paragraph-properties fo:margin-top="0cm" fo:margin-bottom="0.1cm"/>
      <style:text-properties fo:font-size="20pt" style:font-size-asian="20pt" style:font-size-complex="20pt"/>
    </style:style>
    <style:style style:name="Predefinição-subtitle" style:family="presentation">
      <style:graphic-properties draw:stroke="none" draw:fill="none" draw:textarea-horizontal-align="left" draw:textarea-vertical-align="top">
        <text:list-style style:name="Predefiniç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ção-title" style:family="presentation">
      <style:graphic-properties draw:stroke="none" draw:fill="none" draw:textarea-vertical-align="middle">
        <text:list-style style:name="Predefiniç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pt" fo:country="PT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pt" fo:country="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language="pt" fo:country="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language="pt" fo:country="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language="pt" fo:country="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ç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ç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ç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ção" style:page-layout-name="PM1" draw:style-name="Mdp1">
      <draw:frame presentation:style-name="Predefinição-title" draw:layer="backgroundobjects" svg:width="25.199cm" svg:height="3.506cm" svg:x="1.4cm" svg:y="0.837cm" presentation:class="title" presentation:placeholder="true">
        <draw:text-box/>
      </draw:frame>
      <draw:frame presentation:style-name="Predefiniç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finição-title" draw:layer="backgroundobjects" svg:width="14.848cm" svg:height="11.136cm" svg:x="3.075cm" svg:y="2.257cm" presentation:class="page"/>
        <draw:frame presentation:style-name="Predefiniç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finição" style:page-layout-name="PM1" draw:style-name="Mdp1">
      <draw:frame presentation:style-name="Predefinição-title" draw:layer="backgroundobjects" svg:width="25.199cm" svg:height="3.506cm" svg:x="1.4cm" svg:y="0.837cm" presentation:class="title" presentation:placeholder="true">
        <draw:text-box/>
      </draw:frame>
      <draw:frame presentation:style-name="Predefiniçã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finição-title" draw:layer="backgroundobjects" svg:width="14.848cm" svg:height="11.136cm" svg:x="3.075cm" svg:y="2.257cm" presentation:class="page"/>
        <draw:frame presentation:style-name="Predefiniç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cool" style:page-layout-name="PM1" draw:style-name="Mdp2">
      <office:forms form:automatic-focus="false" form:apply-design-mode="false"/>
      <draw:rect presentation:style-name="Mpr4" draw:text-style-name="MP4" draw:layer="backgroundobjects" svg:width="26.875cm" svg:height="15.74cm" svg:x="1.123cm" svg:y="5.258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.001cm" svg:y="0.001cm">
        <text:p/>
      </draw:rect>
      <draw:rect presentation:style-name="Mpr5" draw:text-style-name="MP4" draw:layer="backgroundobjects" svg:width="0.505cm" svg:height="2.552cm" svg:x="0.001cm" svg:y="6.615cm">
        <text:p/>
      </draw:rect>
      <draw:rect presentation:style-name="Mpr5" draw:text-style-name="MP4" draw:layer="backgroundobjects" svg:width="0.505cm" svg:height="2.552cm" svg:x="0.001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8-16T11:09:55</meta:creation-date>
    <meta:editing-duration>PT05H16M04S</meta:editing-duration>
    <meta:editing-cycles>29</meta:editing-cycles>
    <dc:date>2010-08-16T17:57:21</dc:date>
    <meta:generator>OpenOffice.org/3.1$Unix OpenOffice.org_project/310m19$Build-9420</meta:generator>
    <meta:print-date>2010-08-16T15:47:32</meta:print-date>
    <meta:document-statistic meta:object-count="210"/>
  </office:meta>
</office:document-meta>
</file>